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46967"/>
    </style:style>
    <style:style style:name="P2" style:family="paragraph" style:parent-style-name="Standard">
      <style:text-properties officeooo:rsid="00046967" officeooo:paragraph-rsid="00046967"/>
    </style:style>
    <style:style style:name="P3" style:family="paragraph" style:parent-style-name="Standard">
      <style:text-properties officeooo:rsid="00046967" officeooo:paragraph-rsid="0005f4d6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46967" officeooo:paragraph-rsid="00046967" style:font-weight-asian="bold" style:font-weight-complex="bold"/>
    </style:style>
    <style:style style:name="P5" style:family="paragraph" style:parent-style-name="Standard" style:list-style-name="L2">
      <style:text-properties officeooo:paragraph-rsid="00046967"/>
    </style:style>
    <style:style style:name="P6" style:family="paragraph" style:parent-style-name="Standard" style:list-style-name="L3">
      <style:text-properties officeooo:paragraph-rsid="00046967"/>
    </style:style>
    <style:style style:name="T1" style:family="text">
      <style:text-properties officeooo:rsid="00046967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officeooo:rsid="0005f4d6"/>
    </style:style>
    <style:style style:name="T5" style:family="text">
      <style:text-properties officeooo:rsid="00071d0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Modelo de negocio</text:span><text:span text:style-name="T3">: </text:span>Recepción de la mercancía</text:p>
      <text:p text:style-name="P2"/>
      <text:p text:style-name="P1"><text:span text:style-name="T1">Una empresa de paquetería poseen un método bastante rudimentario para la clasificación de los paquetes en las zonas correspondientes.</text:span></text:p>
      <text:p text:style-name="P1"/>
      <text:p text:style-name="P1"><text:span text:style-name="T1">Cada mañana se van depositando en una única cinta transportadora todos los paquetes, no en cualquier posición, la etiqueta debe ubicarse en la parte superior,para que la pistola pueda leerla e informar al sistema del recepcionamiento del paquete.</text:span></text:p>
      <text:p text:style-name="P1"><text:span text:style-name="T1">Los operarios se encargan de vaciar la cinta colocando los paquetes en sus ubicaciones claramente detalladas dentro de la nave. </text:span></text:p>
      <text:p text:style-name="P2"/>
      <text:p text:style-name="P4">Problemas Actuales</text:p>
      <text:p text:style-name="P2"/>
      <text:list xml:id="list3274925826984898787" text:style-name="L2">
        <text:list-item>
          <text:p text:style-name="P5"><text:span text:style-name="T1">Exceso de paquetes en la cinta : </text:span></text:p>
          <text:list>
            <text:list-item>
              <text:p text:style-name="P5"><text:span text:style-name="T1">Para parar la cinta es necesario dar voces.La persona más cercana aprieta el botón de parada. <text:s/>Hay que volver a presionar el botón para el arranque.</text:span></text:p>
            </text:list-item>
            <text:list-item>
              <text:p text:style-name="P5"><text:span text:style-name="T1">Todos los paquetes se van presionado unos sobre otros, ocasionando desperfectos (costes).Además, los paquetes se caen de la cinta, requiere de esfuerzo adicional para enrutar el paquete.</text:span></text:p>
            </text:list-item>
          </text:list>
        </text:list-item>
        <text:list-item>
          <text:p text:style-name="P5"><text:span text:style-name="T1"><text:s/>Clasificando los paquetes</text:span></text:p>
          <text:list>
            <text:list-item>
              <text:p text:style-name="P5"><text:span text:style-name="T1">Bastante esfuerzo clasificando los paquetes.</text:span></text:p>
            </text:list-item>
            <text:list-item>
              <text:p text:style-name="P5"><text:span text:style-name="T1">Paquetes van a parar a otras zonas, diferentes a su destino final.</text:span></text:p>
            </text:list-item>
            <text:list-item>
              <text:p text:style-name="P5"><text:span text:style-name="T1">Riñas entre operarios por la clasificación de la mercancía.</text:span></text:p>
              <text:p text:style-name="P5"/>
            </text:list-item>
          </text:list>
        </text:list-item>
      </text:list>
      <text:p text:style-name="P4">Mejoras</text:p>
      <text:p text:style-name="P2"/>
      <text:list xml:id="list6796934181356730924" text:style-name="L3">
        <text:list-item>
          <text:p text:style-name="P6"><text:span text:style-name="T1">Detectar que la cinta esta llena.Adicionalmete se desea agregar un método diferentes al pulsador para arrancar/parar la cinta.</text:span></text:p>
        </text:list-item>
        <text:list-item>
          <text:p text:style-name="P6"><text:span text:style-name="T1">Dejar un espacio aun por detallar entre un paquete y el siguiente.Puede eliminarse según el tipo de mercancía.</text:span></text:p>
        </text:list-item>
        <text:list-item>
          <text:p text:style-name="P6"><text:span text:style-name="T1">Clasificación automática de los paquetes, es decir, según la descripción de la etiqueta enrutar el paquete por otra cinta, que lo llevará a su zona.</text:span></text:p>
        </text:list-item>
      </text:list>
      <text:p text:style-name="P2"/>
      <text:p text:style-name="P4">Trabajo Laboratorio de la instrumentación</text:p>
      <text:p text:style-name="P2"/>
      <text:p text:style-name="P2"><text:span text:style-name="T4">P</text:span>ara dar más realismo vamos a simular la cinta mediante <text:span text:style-name="T4">una </text:span>banda <text:span text:style-name="T4">movida por </text:span>un par de servomotores.</text:p>
      <text:p text:style-name="P2"/>
      <text:p text:style-name="P3"><text:span text:style-name="T4">L</text:span>a clasificaci<text:span text:style-name="T4">ó</text:span>n de los paquetes <text:span text:style-name="T4">precisa de </text:span>técnicas de visión artificial, hemos propuesto realizar una clasificaci<text:span text:style-name="T4">ó</text:span>n según su altura <text:span text:style-name="T4">o peso</text:span>.Y el enrutamiento <text:span text:style-name="T4">a las zonas mediante la activación</text:span> <text:span text:style-name="T4">de una serie de pistones </text:span>que expulse<text:span text:style-name="T5">n</text:span> al paquete por la cinta correspondiente (zonas).<text:span text:style-name="T4">Se dispondrá de una LCD para enviar un texto con las zona correspondiente.</text:span></text:p>
      <text:p text:style-name="P2"/>
      <text:p text:style-name="P3">Para detectar un exceso de paquetes dentro de la cinta vamos a emplear un sensor de proximidad ubicado a una distancia estrat<text:span text:style-name="T5">é</text:span>gica del final de la cinta.El correcto funcionamiento de la cinta puede expresarse a trav<text:span text:style-name="T5">é</text:span>s de un led : verde cinta corrien<text:span text:style-name="T5">d</text:span>o (producciendo) y rojo cinta parada ( error ). </text:p>
      <text:p text:style-name="P2"/>
      <text:p text:style-name="P2"><text:soft-page-break/>En cuanto a dejar espacios de separaci<text:span text:style-name="T4">ó</text:span>n entre paquetes,para esta iteraci<text:span text:style-name="T4">ó</text:span>n vamos <text:span text:style-name="T4">a </text:span>detectar que la distancia <text:span text:style-name="T4">entre paquetes </text:span>no es la suficiente y alertar del error a trav<text:span text:style-name="T4">é</text:span>s de <text:span text:style-name="T5">la </text:span>LCD.</text:p>
      <text:p text:style-name="P2"/>
      <text:p text:style-name="P2"/>
      <text:p text:style-name="P4">Lista de sensores ( a muy alto nivel )</text:p>
      <text:p text:style-name="P2"/>
      <text:p text:style-name="P2">Sensor encargado de detectar la altura.</text:p>
      <text:p text:style-name="P2">Sensor de proximidad para parar/arrancar la cinta.</text:p>
      <text:p text:style-name="P2">Sensor encargado de detectar la posici<text:span text:style-name="T5">ó</text:span>n para comprobar que se respeta la distancia entre cajas. </text:p>
      <text:p text:style-name="P2"><text:span text:style-name="T5">S</text:span>ensor dentro/fuera pis<text:span text:style-name="T5">a</text:span>ton.</text:p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15:11:22.583690222</meta:creation-date>
    <dc:date>2019-02-24T15:45:16.269059357</dc:date>
    <meta:editing-duration>PT2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28" meta:word-count="449" meta:character-count="2763" meta:non-whitespace-character-count="2344"/>
  </office:meta>
</office:document-meta>
</file>